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9cm" fo:min-width="0.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7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5cm" svg:y1="6.334cm" svg:x2="7.45cm" svg:y2="8.112cm">
          <text:p/>
        </draw:line>
        <draw:custom-shape draw:style-name="gr2" draw:text-style-name="P3" xml:id="id1" draw:id="id1" draw:layer="layout" svg:width="0.762cm" svg:height="0.762cm" svg:x="2.524cm" svg:y="2.52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762cm" svg:height="0.762cm" svg:x="4.81cm" svg:y="2.52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762cm" svg:height="0.762cm" svg:x="7.096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762cm" svg:height="0.762cm" svg:x="9.382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762cm" svg:height="0.762cm" svg:x="11.668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86cm" svg:y1="2.905cm" svg:x2="4.81cm" svg:y2="2.906cm" draw:start-shape="id1" draw:start-glue-point="10" draw:end-shape="id2" draw:end-glue-point="6" svg:d="M3286 2905l1524 1" svg:viewBox="0 0 1525 2">
          <text:p/>
        </draw:connector>
        <draw:connector draw:style-name="gr4" draw:text-style-name="P1" draw:layer="layout" draw:type="line" svg:x1="5.572cm" svg:y1="2.906cm" svg:x2="7.096cm" svg:y2="2.907cm" draw:start-shape="id2" draw:start-glue-point="10" draw:end-shape="id3" draw:end-glue-point="6" svg:d="M5572 2906l1524 1" svg:viewBox="0 0 1525 2">
          <text:p/>
        </draw:connector>
        <draw:connector draw:style-name="gr4" draw:text-style-name="P1" draw:layer="layout" draw:type="line" svg:x1="7.858cm" svg:y1="2.907cm" svg:x2="9.382cm" svg:y2="2.907cm" draw:start-shape="id3" draw:start-glue-point="10" draw:end-shape="id4" draw:end-glue-point="6" svg:d="M7858 2907h1524" svg:viewBox="0 0 1525 1">
          <text:p/>
        </draw:connector>
        <draw:connector draw:style-name="gr4" draw:text-style-name="P1" draw:layer="layout" draw:type="line" svg:x1="10.144cm" svg:y1="2.907cm" svg:x2="11.668cm" svg:y2="2.907cm" draw:start-shape="id4" draw:start-glue-point="10" draw:end-shape="id5" draw:end-glue-point="6" svg:d="M10144 2907h1524" svg:viewBox="0 0 1525 1">
          <text:p/>
        </draw:connector>
        <draw:custom-shape draw:style-name="gr3" draw:text-style-name="P3" xml:id="id6" draw:id="id6" draw:layer="layout" svg:width="0.762cm" svg:height="0.762cm" svg:x="2.525cm" svg:y="4.72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0.762cm" svg:height="0.762cm" svg:x="4.811cm" svg:y="4.72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762cm" svg:height="0.762cm" svg:x="7.097cm" svg:y="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762cm" svg:height="0.762cm" svg:x="9.383cm" svg:y="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762cm" svg:height="0.762cm" svg:x="11.669cm" svg:y="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87cm" svg:y1="5.106cm" svg:x2="4.811cm" svg:y2="5.107cm" draw:start-shape="id6" draw:start-glue-point="10" draw:end-shape="id7" draw:end-glue-point="6" svg:d="M3287 5106l1524 1" svg:viewBox="0 0 1525 2">
          <text:p/>
        </draw:connector>
        <draw:connector draw:style-name="gr4" draw:text-style-name="P1" draw:layer="layout" draw:type="line" svg:x1="5.573cm" svg:y1="5.107cm" svg:x2="7.097cm" svg:y2="5.108cm" draw:start-shape="id7" draw:start-glue-point="10" draw:end-shape="id8" draw:end-glue-point="6" svg:d="M5573 5107l1524 1" svg:viewBox="0 0 1525 2">
          <text:p/>
        </draw:connector>
        <draw:connector draw:style-name="gr4" draw:text-style-name="P1" draw:layer="layout" draw:type="line" svg:x1="7.859cm" svg:y1="5.108cm" svg:x2="9.383cm" svg:y2="5.108cm" draw:start-shape="id8" draw:start-glue-point="10" draw:end-shape="id9" draw:end-glue-point="6" svg:d="M7859 5108h1524" svg:viewBox="0 0 1525 1">
          <text:p/>
        </draw:connector>
        <draw:connector draw:style-name="gr4" draw:text-style-name="P1" draw:layer="layout" draw:type="line" svg:x1="10.145cm" svg:y1="5.108cm" svg:x2="11.669cm" svg:y2="5.108cm" draw:start-shape="id9" draw:start-glue-point="10" draw:end-shape="id10" draw:end-glue-point="6" svg:d="M10145 5108h1524" svg:viewBox="0 0 1525 1">
          <text:p/>
        </draw:connector>
        <draw:custom-shape draw:style-name="gr3" draw:text-style-name="P3" xml:id="id11" draw:id="id11" draw:layer="layout" svg:width="0.762cm" svg:height="0.762cm" svg:x="2.525cm" svg:y="6.92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762cm" svg:height="0.762cm" svg:x="4.811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3" draw:id="id13" draw:layer="layout" svg:width="0.762cm" svg:height="0.762cm" svg:x="7.097cm" svg:y="6.927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762cm" svg:height="0.762cm" svg:x="9.383cm" svg:y="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0.762cm" svg:height="0.762cm" svg:x="11.669cm" svg:y="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87cm" svg:y1="7.306cm" svg:x2="4.811cm" svg:y2="7.307cm" draw:start-shape="id11" draw:start-glue-point="10" draw:end-shape="id12" draw:end-glue-point="6" svg:d="M3287 7306l1524 1" svg:viewBox="0 0 1525 2">
          <text:p/>
        </draw:connector>
        <draw:connector draw:style-name="gr4" draw:text-style-name="P1" draw:layer="layout" draw:type="line" svg:x1="5.573cm" svg:y1="7.307cm" svg:x2="7.097cm" svg:y2="7.308cm" draw:start-shape="id12" draw:start-glue-point="10" draw:end-shape="id13" draw:end-glue-point="6" svg:d="M5573 7307l1524 1" svg:viewBox="0 0 1525 2">
          <text:p/>
        </draw:connector>
        <draw:connector draw:style-name="gr4" draw:text-style-name="P1" draw:layer="layout" draw:type="line" svg:x1="7.859cm" svg:y1="7.308cm" svg:x2="9.383cm" svg:y2="7.308cm" draw:start-shape="id13" draw:start-glue-point="10" draw:end-shape="id14" draw:end-glue-point="6" svg:d="M7859 7308h1524" svg:viewBox="0 0 1525 1">
          <text:p/>
        </draw:connector>
        <draw:connector draw:style-name="gr4" draw:text-style-name="P1" draw:layer="layout" draw:type="line" svg:x1="10.145cm" svg:y1="7.308cm" svg:x2="11.669cm" svg:y2="7.308cm" draw:start-shape="id14" draw:start-glue-point="10" draw:end-shape="id15" draw:end-glue-point="6" svg:d="M10145 7308h1524" svg:viewBox="0 0 1525 1">
          <text:p/>
        </draw:connector>
        <draw:frame draw:style-name="gr7" draw:text-style-name="P5" draw:layer="layout" svg:width="1.226cm" svg:height="0.962cm" svg:x="5.137cm" svg:y="1.716cm">
          <draw:text-box>
            <text:p>×4</text:p>
          </draw:text-box>
        </draw:frame>
        <draw:frame draw:style-name="gr7" draw:text-style-name="P5" draw:layer="layout" svg:width="1.226cm" svg:height="0.962cm" svg:x="7.237cm" svg:y="1.716cm">
          <draw:text-box>
            <text:p>×2</text:p>
          </draw:text-box>
        </draw:frame>
        <draw:frame draw:style-name="gr7" draw:text-style-name="P5" draw:layer="layout" svg:width="1.226cm" svg:height="0.962cm" svg:x="2.937cm" svg:y="4.116cm">
          <draw:text-box>
            <text:p>×4</text:p>
          </draw:text-box>
        </draw:frame>
        <draw:frame draw:style-name="gr7" draw:text-style-name="P5" draw:layer="layout" svg:width="1.226cm" svg:height="0.962cm" svg:x="7.237cm" svg:y="4.016cm">
          <draw:text-box>
            <text:p>×2</text:p>
          </draw:text-box>
        </draw:frame>
        <draw:frame draw:style-name="gr7" draw:text-style-name="P5" draw:layer="layout" svg:width="1.226cm" svg:height="0.962cm" svg:x="5.137cm" svg:y="6.216cm">
          <draw:text-box>
            <text:p>×4</text:p>
          </draw:text-box>
        </draw:frame>
        <draw:frame draw:style-name="gr7" draw:text-style-name="P5" draw:layer="layout" svg:width="1.226cm" svg:height="0.962cm" svg:x="2.937cm" svg:y="6.216cm">
          <draw:text-box>
            <text:p>×2</text:p>
          </draw:text-box>
        </draw:frame>
        <draw:frame draw:style-name="gr7" draw:text-style-name="P5" draw:layer="layout" svg:width="1.226cm" svg:height="0.962cm" svg:x="9.737cm" svg:y="6.216cm">
          <draw:text-box>
            <text:p>×2</text:p>
          </draw:text-box>
        </draw:frame>
        <draw:frame draw:style-name="gr8" draw:text-style-name="P6" draw:layer="layout" svg:width="4.553cm" svg:height="0.962cm" svg:x="5.199cm" svg:y="8.163cm">
          <draw:text-box>
            <text:p text:style-name="P2">÷2 (symmetry)</text:p>
          </draw:text-box>
        </draw:frame>
      </draw:page>
      <draw:page draw:name="page2" draw:style-name="dp1" draw:master-page-name="Default">
        <draw:custom-shape draw:style-name="gr5" draw:text-style-name="P3" xml:id="id16" draw:id="id16" draw:layer="layout" svg:width="0.762cm" svg:height="0.762cm" svg:x="2.524cm" svg:y="1.42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0.762cm" svg:height="0.762cm" svg:x="4.81cm" svg:y="2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762cm" svg:height="0.762cm" svg:x="7.096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0.762cm" svg:height="0.762cm" svg:x="9.382cm" svg:y="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86cm" svg:y1="1.805cm" svg:x2="4.921cm" svg:y2="2.636cm" draw:start-shape="id16" draw:start-glue-point="10" draw:end-shape="id17" draw:end-glue-point="5" svg:d="M3286 1805l1635 831" svg:viewBox="0 0 1636 832">
          <text:p/>
        </draw:connector>
        <draw:connector draw:style-name="gr4" draw:text-style-name="P1" draw:layer="layout" draw:type="line" svg:x1="5.572cm" svg:y1="2.906cm" svg:x2="7.096cm" svg:y2="2.907cm" draw:start-shape="id17" draw:start-glue-point="10" draw:end-shape="id18" draw:end-glue-point="6" svg:d="M5572 2906l1524 1" svg:viewBox="0 0 1525 2">
          <text:p/>
        </draw:connector>
        <draw:connector draw:style-name="gr4" draw:text-style-name="P1" draw:layer="layout" draw:type="line" svg:x1="7.858cm" svg:y1="2.907cm" svg:x2="9.382cm" svg:y2="2.907cm" draw:start-shape="id18" draw:start-glue-point="10" draw:end-shape="id19" draw:end-glue-point="6" svg:d="M7858 2907h1524" svg:viewBox="0 0 1525 1">
          <text:p/>
        </draw:connector>
        <draw:frame draw:style-name="gr7" draw:text-style-name="P5" draw:layer="layout" svg:width="1.226cm" svg:height="0.962cm" svg:x="5.137cm" svg:y="1.716cm">
          <draw:text-box>
            <text:p>×4</text:p>
          </draw:text-box>
        </draw:frame>
        <draw:custom-shape draw:style-name="gr3" draw:text-style-name="P3" xml:id="id20" draw:id="id20" draw:layer="layout" svg:width="0.762cm" svg:height="0.762cm" svg:x="2.525cm" svg:y="3.82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87cm" svg:y1="4.206cm" svg:x2="4.921cm" svg:y2="3.176cm" draw:start-shape="id20" draw:start-glue-point="10" draw:end-shape="id17" draw:end-glue-point="7" svg:d="M3287 4206l1634-1030" svg:viewBox="0 0 1635 1031">
          <text:p/>
        </draw:connector>
        <draw:frame draw:style-name="gr7" draw:text-style-name="P5" draw:layer="layout" svg:width="1.226cm" svg:height="0.962cm" svg:x="2.837cm" svg:y="3.116cm">
          <draw:text-box>
            <text:p>×2</text:p>
          </draw:text-box>
        </draw:frame>
        <draw:custom-shape draw:style-name="gr3" draw:text-style-name="P3" xml:id="id21" draw:id="id21" draw:layer="layout" svg:width="0.762cm" svg:height="0.762cm" svg:x="2.525cm" svg:y="5.32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2" draw:id="id22" draw:layer="layout" svg:width="0.762cm" svg:height="0.762cm" svg:x="4.811cm" svg:y="6.426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0.762cm" svg:height="0.762cm" svg:x="7.097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4" draw:id="id24" draw:layer="layout" svg:width="0.762cm" svg:height="0.762cm" svg:x="9.383cm" svg:y="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87cm" svg:y1="5.706cm" svg:x2="4.922cm" svg:y2="6.537cm" draw:start-shape="id21" draw:start-glue-point="10" draw:end-shape="id22" draw:end-glue-point="5" svg:d="M3287 5706l1635 831" svg:viewBox="0 0 1636 832">
          <text:p/>
        </draw:connector>
        <draw:connector draw:style-name="gr4" draw:text-style-name="P1" draw:layer="layout" draw:type="line" svg:x1="5.573cm" svg:y1="6.807cm" svg:x2="7.097cm" svg:y2="6.808cm" draw:start-shape="id22" draw:start-glue-point="10" draw:end-shape="id23" draw:end-glue-point="6" svg:d="M5573 6807l1524 1" svg:viewBox="0 0 1525 2">
          <text:p/>
        </draw:connector>
        <draw:connector draw:style-name="gr4" draw:text-style-name="P1" draw:layer="layout" draw:type="line" svg:x1="7.859cm" svg:y1="6.808cm" svg:x2="9.383cm" svg:y2="6.808cm" draw:start-shape="id23" draw:start-glue-point="10" draw:end-shape="id24" draw:end-glue-point="6" svg:d="M7859 6808h1524" svg:viewBox="0 0 1525 1">
          <text:p/>
        </draw:connector>
        <draw:frame draw:style-name="gr7" draw:text-style-name="P5" draw:layer="layout" svg:width="1.226cm" svg:height="0.962cm" svg:x="7.238cm" svg:y="5.617cm">
          <draw:text-box>
            <text:p>×4</text:p>
          </draw:text-box>
        </draw:frame>
        <draw:custom-shape draw:style-name="gr3" draw:text-style-name="P3" xml:id="id25" draw:id="id25" draw:layer="layout" svg:width="0.762cm" svg:height="0.762cm" svg:x="2.526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88cm" svg:y1="8.107cm" svg:x2="4.922cm" svg:y2="7.077cm" draw:start-shape="id25" draw:start-glue-point="10" draw:end-shape="id22" draw:end-glue-point="7" svg:d="M3288 8107l1634-1030" svg:viewBox="0 0 1635 1031">
          <text:p/>
        </draw:connector>
        <draw:frame draw:style-name="gr7" draw:text-style-name="P5" draw:layer="layout" svg:width="1.226cm" svg:height="0.962cm" svg:x="9.838cm" svg:y="5.617cm">
          <draw:text-box>
            <text:p>×2</text:p>
          </draw:text-box>
        </draw:frame>
        <draw:custom-shape draw:style-name="gr3" draw:text-style-name="P3" xml:id="id26" draw:id="id26" draw:layer="layout" svg:width="0.762cm" svg:height="0.762cm" svg:x="2.525cm" svg:y="9.22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7" draw:id="id27" draw:layer="layout" svg:width="0.762cm" svg:height="0.762cm" svg:x="4.811cm" svg:y="10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8" draw:id="id28" draw:layer="layout" svg:width="0.762cm" svg:height="0.762cm" svg:x="7.097cm" svg:y="10.327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9" draw:id="id29" draw:layer="layout" svg:width="0.762cm" svg:height="0.762cm" svg:x="9.383cm" svg:y="10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87cm" svg:y1="9.606cm" svg:x2="4.922cm" svg:y2="10.437cm" draw:start-shape="id26" draw:start-glue-point="10" draw:end-shape="id27" draw:end-glue-point="5" svg:d="M3287 9606l1635 831" svg:viewBox="0 0 1636 832">
          <text:p/>
        </draw:connector>
        <draw:connector draw:style-name="gr4" draw:text-style-name="P1" draw:layer="layout" draw:type="line" svg:x1="5.573cm" svg:y1="10.707cm" svg:x2="7.097cm" svg:y2="10.708cm" draw:start-shape="id27" draw:start-glue-point="10" draw:end-shape="id28" draw:end-glue-point="6" svg:d="M5573 10707l1524 1" svg:viewBox="0 0 1525 2">
          <text:p/>
        </draw:connector>
        <draw:connector draw:style-name="gr4" draw:text-style-name="P1" draw:layer="layout" draw:type="line" svg:x1="7.859cm" svg:y1="10.708cm" svg:x2="9.383cm" svg:y2="10.708cm" draw:start-shape="id28" draw:start-glue-point="10" draw:end-shape="id29" draw:end-glue-point="6" svg:d="M7859 10708h1524" svg:viewBox="0 0 1525 1">
          <text:p/>
        </draw:connector>
        <draw:frame draw:style-name="gr7" draw:text-style-name="P5" draw:layer="layout" svg:width="1.226cm" svg:height="0.962cm" svg:x="5.138cm" svg:y="9.517cm">
          <draw:text-box>
            <text:p>×4</text:p>
          </draw:text-box>
        </draw:frame>
        <draw:custom-shape draw:style-name="gr3" draw:text-style-name="P3" xml:id="id30" draw:id="id30" draw:layer="layout" svg:width="0.762cm" svg:height="0.762cm" svg:x="2.526cm" svg:y="11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288cm" svg:y1="12.007cm" svg:x2="4.922cm" svg:y2="10.977cm" draw:start-shape="id30" draw:start-glue-point="10" draw:end-shape="id27" draw:end-glue-point="7" svg:d="M3288 12007l1634-1030" svg:viewBox="0 0 1635 1031">
          <text:p/>
        </draw:connector>
      </draw:page>
      <draw:page draw:name="page3" draw:style-name="dp1" draw:master-page-name="Default">
        <draw:custom-shape draw:style-name="gr3" draw:text-style-name="P3" xml:id="id31" draw:id="id31" draw:layer="layout" svg:width="0.762cm" svg:height="0.762cm" svg:x="2.525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2" draw:id="id32" draw:layer="layout" svg:width="0.762cm" svg:height="0.762cm" svg:x="4.048cm" svg:y="6.588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3" draw:id="id33" draw:layer="layout" svg:width="0.762cm" svg:height="0.762cm" svg:x="5.572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4" draw:id="id34" draw:layer="layout" svg:width="0.762cm" svg:height="0.762cm" svg:x="5.572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176cm" svg:y1="5.715cm" svg:x2="4.159cm" svg:y2="6.699cm" draw:start-shape="id31" draw:start-glue-point="9" draw:end-shape="id32" draw:end-glue-point="5" svg:d="M3176 5715l983 984" svg:viewBox="0 0 984 985">
          <text:p/>
        </draw:connector>
        <draw:connector draw:style-name="gr4" draw:text-style-name="P1" draw:layer="layout" draw:type="line" svg:x1="4.699cm" svg:y1="7.239cm" svg:x2="5.683cm" svg:y2="8.223cm" draw:start-shape="id32" draw:start-glue-point="9" draw:end-shape="id33" draw:end-glue-point="5" svg:d="M4699 7239l984 984" svg:viewBox="0 0 985 985">
          <text:p/>
        </draw:connector>
        <draw:connector draw:style-name="gr4" draw:text-style-name="P1" draw:layer="layout" draw:type="line" svg:x1="4.699cm" svg:y1="6.699cm" svg:x2="5.683cm" svg:y2="5.715cm" draw:start-shape="id32" draw:start-glue-point="11" draw:end-shape="id34" draw:end-glue-point="7" svg:d="M4699 6699l984-984" svg:viewBox="0 0 985 985">
          <text:p/>
        </draw:connector>
        <draw:custom-shape draw:style-name="gr3" draw:text-style-name="P3" xml:id="id35" draw:id="id35" draw:layer="layout" svg:width="0.762cm" svg:height="0.762cm" svg:x="2.52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177cm" svg:y1="8.223cm" svg:x2="4.159cm" svg:y2="7.239cm" draw:start-shape="id35" draw:start-glue-point="11" draw:end-shape="id32" draw:end-glue-point="7" svg:d="M3177 8223l982-984" svg:viewBox="0 0 983 98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9T00:31:48.828000000</meta:creation-date>
    <dc:date>2020-04-29T00:57:50.306000000</dc:date>
    <meta:editing-duration>PT7M10S</meta:editing-duration>
    <meta:editing-cycles>2</meta:editing-cycles>
    <meta:generator>LibreOffice/6.3.2.2$Windows_X86_64 LibreOffice_project/98b30e735bda24bc04ab42594c85f7fd8be07b9c</meta:generator>
    <meta:document-statistic meta:object-count="77"/>
  </office:meta>
</office:document-meta>
</file>